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c14e" officeooo:paragraph-rsid="0015c14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8.39999961853027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8.39999961853027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8.39999961853027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6a9955" loext:opacity="100%"/>
    </style:style>
    <style:style style:name="T11" style:family="text">
      <style:text-properties fo:color="#6a9955" loext:opacity="100%" style:font-name="Consolas" fo:font-size="8.39999961853027pt" fo:font-weight="normal"/>
    </style:style>
    <style:style style:name="T12" style:family="text">
      <style:text-properties fo:color="#c586c0" loext:opacity="100%"/>
    </style:style>
    <style:style style:name="T13" style:family="text">
      <style:text-properties fo:color="#dcdcaa" loext:opacity="100%" style:font-name="Consolas" fo:font-size="8.39999961853027pt" fo:font-weight="normal"/>
    </style:style>
    <style:style style:name="T14" style:family="text">
      <style:text-properties fo:color="#d7ba7d" loext:opacity="100%"/>
    </style:style>
    <style:style style:name="T15" style:family="text">
      <style:text-properties fo:color="#b5cea8" loext:opacity="100%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&lt;!DOCTYPE html&gt;</text:p>
      <text:p text:style-name="Standard">&lt;html lang="fr"&gt;</text:p>
      <text:p text:style-name="Standard">&lt;head&gt;</text:p>
      <text:p text:style-name="Standard">    &lt;meta charset="UTF-8"&gt;</text:p>
      <text:p text:style-name="Standard">    &lt;meta http-equiv="X-UA-Compatible" content="IE=edge"&gt;</text:p>
      <text:p text:style-name="Standard">    &lt;meta name="viewport" content="width=device-width, initial-scale=1.0"&gt;</text:p>
      <text:p text:style-name="Standard"/>
      <text:p text:style-name="Standard">    &lt;!-- Appel fonts --&gt;</text:p>
      <text:p text:style-name="Standard">    &lt;link rel="stylesheet" type="text/css" media="screen" href="fonts/Montserrat-Regular.ttf"&gt;</text:p>
      <text:p text:style-name="Standard">    &lt;link rel="stylesheet" type="text/css" media="screen" href="fonts/Montserrat-SemiBold.ttf"&gt;</text:p>
      <text:p text:style-name="Standard">    &lt;link rel="stylesheet" type="text/css" media="screen" href="fonts/Montserrat-Bold.ttf"&gt;</text:p>
      <text:p text:style-name="Standard">    &lt;link rel="stylesheet" type="text/css" media="screen" href="fonts/JKAbode-usageperso.ttf"&gt;</text:p>
      <text:p text:style-name="Standard"/>
      <text:p text:style-name="Standard"> </text:p>
      <text:p text:style-name="Standard">    &lt;!-- Appel pages CSS --&gt;</text:p>
      <text:p text:style-name="Standard">    &lt;link rel="stylesheet" type="text/css" media="screen" href="style.css"&gt;</text:p>
      <text:p text:style-name="Standard"/>
      <text:p text:style-name="Standard">    &lt;!-- Pour personnaliser l'onglet de navigation --&gt;</text:p>
      <text:p text:style-name="Standard">    &lt;link rel="shortcut icon" type="image/x-icon" href="images/miniMisterMV.png"&gt;</text:p>
      <text:p text:style-name="Standard">    &lt;title&gt;Boutique Mister MV&lt;/title&gt;</text:p>
      <text:p text:style-name="Standard">&lt;/head&gt;</text:p>
      <text:p text:style-name="Standard"/>
      <text:p text:style-name="Standard">&lt;body&gt;</text:p>
      <text:p text:style-name="Standard">    &lt;header&gt;</text:p>
      <text:p text:style-name="Standard">    &lt;!-- emplacement logo --&gt;</text:p>
      <text:p text:style-name="Standard">        &lt;div class="haut"&gt;</text:p>
      <text:p text:style-name="Standard">            &lt;img src="images/Logo-MisterMV.png" alt="Logo de Mister MV"&gt;</text:p>
      <text:p text:style-name="Standard">        &lt;/div&gt;</text:p>
      <text:p text:style-name="Standard">    &lt;/header&gt;</text:p>
      <text:p text:style-name="Standard">    &lt;main&gt;</text:p>
      <text:p text:style-name="Standard">    </text:p>
      <text:p text:style-name="Standard">        &lt;!-- Création du menu simple --&gt;</text:p>
      <text:p text:style-name="Standard">        &lt;nav&gt;</text:p>
      <text:p text:style-name="Standard">            &lt;div class="pourcentrer"&gt; &lt;!-- Création de cette div juste pour assurer le centrage des cases liens dans la nav --&gt;</text:p>
      <text:p text:style-name="Standard">                &lt;ul&gt;</text:p>
      <text:p text:style-name="Standard">                    &lt;li&gt;&lt;a class="accueil" href="accueil.html"&gt;Accueil&lt;/a&gt;&lt;/li&gt;</text:p>
      <text:p text:style-name="Standard">                    &lt;li&gt;&lt;a class="boutique" href="boutique.html"&gt;Boutique&lt;/a&gt;</text:p>
      <text:p text:style-name="Standard">                        &lt;ul class="submenu"&gt;</text:p>
      <text:p text:style-name="Standard">                            &lt;li&gt;&lt;a href="#"&gt;T-shirt&lt;/a&gt;&lt;/li&gt;</text:p>
      <text:p text:style-name="Standard">                            &lt;li&gt;&lt;a href="#"&gt;Jersey&lt;/a&gt;&lt;/li&gt;</text:p>
      <text:p text:style-name="Standard">                            &lt;li&gt;&lt;a href="#"&gt;Sweat&lt;/a&gt;&lt;/li&gt;</text:p>
      <text:p text:style-name="Standard">                            &lt;li&gt;&lt;a href="#"&gt;Jogging&lt;/a&gt;&lt;/li&gt;</text:p>
      <text:p text:style-name="Standard">                            &lt;li&gt;&lt;a href="#"&gt;Tapis de souris&lt;/a&gt;&lt;/li&gt;</text:p>
      <text:p text:style-name="Standard">                            &lt;li&gt;&lt;a href="#"&gt;Thermos&lt;/a&gt;&lt;/li&gt;</text:p>
      <text:p text:style-name="Standard">                        &lt;/ul&gt;</text:p>
      <text:p text:style-name="Standard">                    &lt;/li&gt;</text:p>
      <text:p text:style-name="Standard">                    &lt;li&gt;&lt;a class="contact" href="contact.html"&gt;Contact&lt;/a&gt;&lt;/li&gt;</text:p>
      <text:p text:style-name="Standard">                &lt;/ul&gt;</text:p>
      <text:p text:style-name="Standard">            &lt;/div&gt;</text:p>
      <text:p text:style-name="Standard">        &lt;/nav&gt;</text:p>
      <text:p text:style-name="Standard"><text:soft-page-break/></text:p>
      <text:p text:style-name="Standard">            &lt;br&gt;&lt;br&gt;&lt;br&gt;&lt;br&gt;&lt;br&gt;&lt;br&gt;&lt;br&gt;&lt;br&gt;&lt;br&gt;&lt;br&gt;&lt;br&gt;&lt;br&gt;&lt;br&gt;&lt;br&gt;&lt;br&gt;&lt;br&gt;&lt;br&gt;&lt;br&gt;&lt;br&gt;&lt;br&gt;</text:p>
      <text:p text:style-name="Standard">    &lt;/main&gt;</text:p>
      <text:p text:style-name="Standard"/>
      <text:p text:style-name="Standard">        &lt;footer id="footer"&gt;</text:p>
      <text:p text:style-name="Standard">            &lt;div class="liensfooter"&gt;&lt;/div&gt;</text:p>
      <text:p text:style-name="Standard">                &lt;div class="item_titre"&gt;INFORMATIONS&lt;/div&gt;</text:p>
      <text:p text:style-name="Standard">                &lt;div class="item"&gt;&lt;a href="cgu.html"&gt;Conditions Générales de vente&lt;/a&gt;&lt;/div&gt;</text:p>
      <text:p text:style-name="Standard">                &lt;div class="item"&gt;&lt;a href="confidentialite.html"&gt;Politique de confidentialité&lt;/a&gt;&lt;/div&gt;</text:p>
      <text:p text:style-name="Standard">                &lt;div class="item"&gt;&lt;a href="mentions"&gt;Mentions légales&lt;/a&gt;&lt;/div&gt;</text:p>
      <text:p text:style-name="Standard">                &lt;div class="item_titre"&gt;ME SUIVRE&lt;/div&gt;            </text:p>
      <text:p text:style-name="Standard">                &lt;div class="item"&gt;</text:p>
      <text:p text:style-name="Standard">                    &lt;div class="rs"&gt;</text:p>
      <text:p text:style-name="Standard">                        &lt;div&gt;&lt;a href="https://twitter.com/mistermv"&gt;&lt;img src="images/twitter.svg" target="_blank" alt="picto Twitter"&gt;&lt;/a&gt;&lt;/div&gt;</text:p>
      <text:p text:style-name="Standard">                        &lt;div&gt;&lt;a href="https://www.youtube.com/user/monsieurmv" target="_blank"&gt;&lt;img src="images/youtube.svg" alt="picto Youtube"&gt;&lt;/a&gt;&lt;/div&gt;</text:p>
      <text:p text:style-name="Standard">                        &lt;div&gt;&lt;a href="https://www.twitch.tv/mistermv" target="_blank"&gt;&lt;img src="images/twitch.svg" alt="picto Twitch"&gt;&lt;/a&gt;&lt;/div&gt;</text:p>
      <text:p text:style-name="Standard">                    &lt;/div&gt;</text:p>
      <text:p text:style-name="Standard">                &lt;/div&gt;</text:p>
      <text:p text:style-name="Standard">            &lt;/div&gt;</text:p>
      <text:p text:style-name="Standard">            &lt;br&gt;</text:p>
      <text:p text:style-name="Standard">            </text:p>
      <text:p text:style-name="Standard">            &lt;div class="credits2"&gt;</text:p>
      <text:p text:style-name="Standard">                &lt;div class="site"&gt;2022 - Site réalisé par &lt;/div&gt;</text:p>
      <text:p text:style-name="Standard">                &lt;div&gt;&lt;img src="images/Kangoo-Rouge_Small.svg" alt="logo Kangoo-Rouge"&gt;&lt;/div&gt;</text:p>
      <text:p text:style-name="Standard">                &lt;div&gt;d'après KIDA&lt;/div&gt;</text:p>
      <text:p text:style-name="Standard">            &lt;/div&gt;</text:p>
      <text:p text:style-name="Standard">            </text:p>
      <text:p text:style-name="Standard">            </text:p>
      <text:p text:style-name="Standard"/>
      <text:p text:style-name="Standard">        &lt;/footer&gt;</text:p>
      <text:p text:style-name="Standard">&lt;/body&gt;</text:p>
      <text:p text:style-name="Standard">&lt;/html&gt;</text:p>
      <text:p text:style-name="Standard"/>
      <text:p text:style-name="Standard"/>
      <text:p text:style-name="Standard">CSS</text:p>
      <text:p text:style-name="Standard"/>
      <text:p text:style-name="Standard"/>
      <text:p text:style-name="Standard">/* </text:p>
      <text:p text:style-name="Standard">Author : Romuald HIRAUX;</text:p>
      <text:p text:style-name="Standard">URL : style-type.css</text:p>
      <text:p text:style-name="Standard">Thème Name : Mise en place type des CSS</text:p>
      <text:p text:style-name="Standard">Description : Structure de base CSS pour inclure </text:p>
      <text:p text:style-name="Standard">Tags : </text:p>
      <text:p text:style-name="Standard">*/</text:p>
      <text:p text:style-name="Standard"/>
      <text:p text:style-name="Standard">/* ------------------------- typos -----------------------------------*/</text:p>
      <text:p text:style-name="Standard"/>
      <text:p text:style-name="Standard">/* 3 typos donc 3 @fontface */</text:p>
      <text:p text:style-name="Standard"><text:soft-page-break/>@font-face {</text:p>
      <text:p text:style-name="Standard">    font-family: "Montserrat-Regular"; </text:p>
      <text:p text:style-name="Standard">    src: url("fonts/Montserrat-Regular.ttf"); </text:p>
      <text:p text:style-name="Standard">}</text:p>
      <text:p text:style-name="Standard">@font-face {</text:p>
      <text:p text:style-name="Standard">    font-family: "Montserrat-SemiBold"; </text:p>
      <text:p text:style-name="Standard">    src: url("fonts/Montserrat-SemiBold.ttf"); </text:p>
      <text:p text:style-name="Standard">}</text:p>
      <text:p text:style-name="Standard">@font-face {</text:p>
      <text:p text:style-name="Standard">    font-family: "Montserrat-Bold"; </text:p>
      <text:p text:style-name="Standard">    src: url("fonts/Montserrat-Bold.ttf"); </text:p>
      <text:p text:style-name="Standard">}</text:p>
      <text:p text:style-name="Standard"/>
      <text:p text:style-name="Standard">@font-face {</text:p>
      <text:p text:style-name="Standard">    font-family: "abode"; </text:p>
      <text:p text:style-name="Standard">    src: url("fonts/JKAbode-usageperso.ttf"); </text:p>
      <text:p text:style-name="Standard">}</text:p>
      <text:p text:style-name="Standard"/>
      <text:p text:style-name="Standard">/* --------------------- Permet de définir les dimensions et propriétés de la page ----------------------*/</text:p>
      <text:p text:style-name="Standard">body{</text:p>
      <text:p text:style-name="Standard">    </text:p>
      <text:p text:style-name="Standard">    margin: 0px;</text:p>
      <text:p text:style-name="Standard">    padding: 0px;</text:p>
      <text:p text:style-name="Standard">    </text:p>
      <text:p text:style-name="Standard">    background: linear-gradient(#000000, #030303);</text:p>
      <text:p text:style-name="Standard">    width: 100%; /* permet de prendre 100% du viewport */</text:p>
      <text:p text:style-name="Standard">    height: 100vh; /* viewport vh (height) vw (width : largeur) avec une valeur relative 100 pour 100% */</text:p>
      <text:p text:style-name="Standard"/>
      <text:p text:style-name="Standard">    font-style: normal;</text:p>
      <text:p text:style-name="Standard">    font-weight: normal;</text:p>
      <text:p text:style-name="Standard">    font-size: 16pt;</text:p>
      <text:p text:style-name="Standard">    line-height: 1.3em;</text:p>
      <text:p text:style-name="Standard">    font-family: "Montserrat-Regular", Verdana, Tahoma, sans-serif;</text:p>
      <text:p text:style-name="Standard">    color: #d5d5d5;</text:p>
      <text:p text:style-name="Standard">    text-align: center;</text:p>
      <text:p text:style-name="Standard">}</text:p>
      <text:p text:style-name="Standard">/* --------------------------------------------------------------</text:p>
      <text:p text:style-name="Standard">                            HEADER</text:p>
      <text:p text:style-name="Standard">---------------------------------------------------------------- */</text:p>
      <text:p text:style-name="Standard"/>
      <text:p text:style-name="Standard">/* emplacement logo */</text:p>
      <text:p text:style-name="Standard">.haut{</text:p>
      <text:p text:style-name="Standard">    width: 100%;</text:p>
      <text:p text:style-name="Standard">    max-height: 142px;</text:p>
      <text:p text:style-name="Standard">    margin: auto;</text:p>
      <text:p text:style-name="Standard">    background-color: #100b17;</text:p>
      <text:p text:style-name="Standard">    border-bottom: 1px solid #6a8582;</text:p>
      <text:p text:style-name="Standard"/>
      <text:p text:style-name="Standard">    /*border: 3px solid rgb(204, 185, 185);*/</text:p>
      <text:p text:style-name="Standard">}</text:p>
      <text:p text:style-name="Standard"/>
      <text:p text:style-name="Standard"><text:soft-page-break/>.haut img{</text:p>
      <text:p text:style-name="Standard">    width: auto;</text:p>
      <text:p text:style-name="Standard">    height: 100px;</text:p>
      <text:p text:style-name="Standard">}</text:p>
      <text:p text:style-name="Standard"/>
      <text:p text:style-name="Standard">/* Création du menu simple */</text:p>
      <text:p text:style-name="Standard"/>
      <text:p text:style-name="Standard">nav{</text:p>
      <text:p text:style-name="Standard">    margin: 0px auto;</text:p>
      <text:p text:style-name="Standard">    width: 100%;</text:p>
      <text:p text:style-name="Standard">    /*height:150px;*/</text:p>
      <text:p text:style-name="Standard">    background-color: #100b17;</text:p>
      <text:p text:style-name="Standard">    /*border: 3px solid rgb(204, 185, 185);*/</text:p>
      <text:p text:style-name="Standard"/>
      <text:p text:style-name="Standard">    position: sticky;</text:p>
      <text:p text:style-name="Standard"/>
      <text:p text:style-name="Standard">    top: 2px;</text:p>
      <text:p text:style-name="Standard"/>
      <text:p text:style-name="Standard">}</text:p>
      <text:p text:style-name="Standard"/>
      <text:p text:style-name="Standard">/*Création de cette div juste pour assurer le centrage des cases liens dans la nav*/</text:p>
      <text:p text:style-name="Standard">.pourcentrer{</text:p>
      <text:p text:style-name="Standard">    display: flex;</text:p>
      <text:p text:style-name="Standard">    width: 100%;</text:p>
      <text:p text:style-name="Standard">    margin: auto; </text:p>
      <text:p text:style-name="Standard">    text-align: center;</text:p>
      <text:p text:style-name="Standard">    justify-content: center;</text:p>
      <text:p text:style-name="Standard">    </text:p>
      <text:p text:style-name="Standard">    background-color: #100b17;</text:p>
      <text:p text:style-name="Standard">    </text:p>
      <text:p text:style-name="Standard">    /*border: 3px solid rgb(204, 185, 185);*/</text:p>
      <text:p text:style-name="Standard">}</text:p>
      <text:p text:style-name="Standard"/>
      <text:p text:style-name="Standard">nav &gt; div &gt; ul{</text:p>
      <text:p text:style-name="Standard">    margin: 0px;</text:p>
      <text:p text:style-name="Standard">    padding: 0px;</text:p>
      <text:p text:style-name="Standard"/>
      <text:p text:style-name="Standard">    /*border: 1px solid  rgb(255, 0, 191);*/</text:p>
      <text:p text:style-name="Standard">}</text:p>
      <text:p text:style-name="Standard"/>
      <text:p text:style-name="Standard">nav div ul li{</text:p>
      <text:p text:style-name="Standard">    float: left; /* élément flottant à gauche */</text:p>
      <text:p text:style-name="Standard">    /* quand un élément parent est non flottant (ici ul) et comporte des enfants flottant (ici li), celui-ci ne s'affiche plus car il perd sa hauteur*/</text:p>
      <text:p text:style-name="Standard">    /* pour résoudre ce problème, on pourrait mettre un élément hidden mais pas dans ce cas, sinon on ne verra plus nos sous-menu par la suite : ils seront hidden*/</text:p>
      <text:p text:style-name="Standard">    position : relative;</text:p>
      <text:p text:style-name="Standard">    </text:p>
      <text:p text:style-name="Standard">    /*border: 1px solid  rgb(9, 255, 0);*/</text:p>
      <text:p text:style-name="Standard"/>
      <text:p text:style-name="Standard">}</text:p>
      <text:p text:style-name="Standard"/>
      <text:p text:style-name="Standard"><text:soft-page-break/>/* la solution est la suivante  clearx </text:p>
      <text:p text:style-name="Standard">Synthaxe compliquée et immuable pour corriger notre problème.</text:p>
      <text:p text:style-name="Standard">C'est une fonction difficile à retrouver, qu'il faut connaître */</text:p>
      <text:p text:style-name="Standard">nav div ul::after{</text:p>
      <text:p text:style-name="Standard">    content: ""; /* création d'un contenu vide */</text:p>
      <text:p text:style-name="Standard">    display: block;</text:p>
      <text:p text:style-name="Standard">    clear: both; </text:p>
      <text:p text:style-name="Standard">}</text:p>
      <text:p text:style-name="Standard"/>
      <text:p text:style-name="Standard">/* ----------------------------------------------------- liens du menu */</text:p>
      <text:p text:style-name="Standard"/>
      <text:p text:style-name="Standard">nav div ul li a{ </text:p>
      <text:p text:style-name="Standard">    padding: 20px 30px;</text:p>
      <text:p text:style-name="Standard">    font-size: 14pt;</text:p>
      <text:p text:style-name="Standard">    font-weight: normal;</text:p>
      <text:p text:style-name="Standard">    color: #6a8582;</text:p>
      <text:p text:style-name="Standard">}</text:p>
      <text:p text:style-name="Standard">nav div ul li a:hover{ </text:p>
      <text:p text:style-name="Standard">    padding: 20px 30px 15px 30px; /* rectification de padding */</text:p>
      <text:p text:style-name="Standard">    border-bottom: 5px solid #8820e8;</text:p>
      <text:p text:style-name="Standard">    font-weight: bolder;</text:p>
      <text:p text:style-name="Standard">    color: #d5d5d5;</text:p>
      <text:p text:style-name="Standard">}</text:p>
      <text:p text:style-name="Standard"/>
      <text:p text:style-name="Standard">nav li{ </text:p>
      <text:p text:style-name="Standard">    list-style-type: none;</text:p>
      <text:p text:style-name="Standard">    text-transform: uppercase;</text:p>
      <text:p text:style-name="Standard">    font-weight: normal;</text:p>
      <text:p text:style-name="Standard">    font-size: 12pt;</text:p>
      <text:p text:style-name="Standard">    color: #6a8582;</text:p>
      <text:p text:style-name="Standard">}</text:p>
      <text:p text:style-name="Standard"/>
      <text:p text:style-name="Standard">/* ----------------------------------------------------- liens du sous-menu */</text:p>
      <text:p text:style-name="Standard"/>
      <text:p text:style-name="Standard">.submenu{</text:p>
      <text:p text:style-name="Standard">    font-size: 14pt;</text:p>
      <text:p text:style-name="Standard">    font-weight: normal;</text:p>
      <text:p text:style-name="Standard">    color: #6a8582;</text:p>
      <text:p text:style-name="Standard">}</text:p>
      <text:p text:style-name="Standard"/>
      <text:p text:style-name="Standard">.submenu li{</text:p>
      <text:p text:style-name="Standard">    width: 200px;</text:p>
      <text:p text:style-name="Standard">    height: 40px;</text:p>
      <text:p text:style-name="Standard">    padding: 0px 10px;</text:p>
      <text:p text:style-name="Standard">    text-transform: none;</text:p>
      <text:p text:style-name="Standard">    text-align: left;</text:p>
      <text:p text:style-name="Standard">    font-weight: normal;</text:p>
      <text:p text:style-name="Standard">    border: 0px;</text:p>
      <text:p text:style-name="Standard">    color: #d5d5d5;</text:p>
      <text:p text:style-name="Standard">}</text:p>
      <text:p text:style-name="Standard"/>
      <text:p text:style-name="Standard">.submenu li a:hover{ /* état des cases du sous-menu au survol */</text:p>
      <text:p text:style-name="Standard"><text:soft-page-break/>    border: 0px;</text:p>
      <text:p text:style-name="Standard">}</text:p>
      <text:p text:style-name="Standard"/>
      <text:p text:style-name="Standard">/* ----------------------------------- */</text:p>
      <text:p text:style-name="Standard"/>
      <text:p text:style-name="Standard">nav a{</text:p>
      <text:p text:style-name="Standard">    display: inline-block;</text:p>
      <text:p text:style-name="Standard">    text-decoration: none;</text:p>
      <text:p text:style-name="Standard">    padding: 20px 15px;</text:p>
      <text:p text:style-name="Standard">}</text:p>
      <text:p text:style-name="Standard"/>
      <text:p text:style-name="Standard">nav li:hover .submenu{ /* affichage du sous-menu */</text:p>
      <text:p text:style-name="Standard">    display: inline-block;</text:p>
      <text:p text:style-name="Standard">    position: absolute;</text:p>
      <text:p text:style-name="Standard">    top: 100%;</text:p>
      <text:p text:style-name="Standard">    left: 0px;</text:p>
      <text:p text:style-name="Standard">    padding: 0px;</text:p>
      <text:p text:style-name="Standard">    z-index: 1000;</text:p>
      <text:p text:style-name="Standard">}</text:p>
      <text:p text:style-name="Standard"/>
      <text:p text:style-name="Standard">.submenu{</text:p>
      <text:p text:style-name="Standard">    display: none; /* cache les div de sous-menu nommées "submenu" */</text:p>
      <text:p text:style-name="Standard">    padding: 0px;</text:p>
      <text:p text:style-name="Standard">    margin: 0px;</text:p>
      <text:p text:style-name="Standard">}</text:p>
      <text:p text:style-name="Standard"/>
      <text:p text:style-name="Standard">/* --------------------------------------------------------------</text:p>
      <text:p text:style-name="Standard">                            FOOTER</text:p>
      <text:p text:style-name="Standard">---------------------------------------------------------------- */</text:p>
      <text:p text:style-name="Standard"/>
      <text:p text:style-name="Standard">footer{</text:p>
      <text:p text:style-name="Standard">    margin: 0px;</text:p>
      <text:p text:style-name="Standard">    width: 100%;</text:p>
      <text:p text:style-name="Standard">    background-color: #030303;</text:p>
      <text:p text:style-name="Standard">    text-align: center;</text:p>
      <text:p text:style-name="Standard">    font-size: 14pt;</text:p>
      <text:p text:style-name="Standard"/>
      <text:p text:style-name="Standard">    font-weight: normal;</text:p>
      <text:p text:style-name="Standard">    color: #d5d5d5;</text:p>
      <text:p text:style-name="Standard">}</text:p>
      <text:p text:style-name="Standard">footer a{</text:p>
      <text:p text:style-name="Standard">    text-decoration: none;</text:p>
      <text:p text:style-name="Standard">    font-size: 12pt;</text:p>
      <text:p text:style-name="Standard">    font-weight: normal;</text:p>
      <text:p text:style-name="Standard">    color: #6a8582;</text:p>
      <text:p text:style-name="Standard">}</text:p>
      <text:p text:style-name="Standard">footer a:hover{</text:p>
      <text:p text:style-name="Standard">    text-decoration: none;</text:p>
      <text:p text:style-name="Standard">    font-size: 12pt;</text:p>
      <text:p text:style-name="Standard">    font-weight: bolder;</text:p>
      <text:p text:style-name="Standard">    color: #d5d5d5;</text:p>
      <text:p text:style-name="Standard">}</text:p>
      <text:p text:style-name="Standard"><text:soft-page-break/>.liensfooter{</text:p>
      <text:p text:style-name="Standard">    display: flex;</text:p>
      <text:p text:style-name="Standard">    flex-direction: column;</text:p>
      <text:p text:style-name="Standard">    justify-content: center;</text:p>
      <text:p text:style-name="Standard">    flex-wrap: wrap;</text:p>
      <text:p text:style-name="Standard">}</text:p>
      <text:p text:style-name="Standard">footer .item_titre{</text:p>
      <text:p text:style-name="Standard">    padding: 10px 0px 15px 0px;</text:p>
      <text:p text:style-name="Standard">    text-transform: uppercase;</text:p>
      <text:p text:style-name="Standard">}</text:p>
      <text:p text:style-name="Standard">footer .item{</text:p>
      <text:p text:style-name="Standard">    padding: 2px 0px 2px 0px;</text:p>
      <text:p text:style-name="Standard">}</text:p>
      <text:p text:style-name="Standard">footer .rs{</text:p>
      <text:p text:style-name="Standard">    display: flex;</text:p>
      <text:p text:style-name="Standard">    flex-direction: row;</text:p>
      <text:p text:style-name="Standard">    justify-content: center;</text:p>
      <text:p text:style-name="Standard">}</text:p>
      <text:p text:style-name="Standard">.rs img{</text:p>
      <text:p text:style-name="Standard">    width: 36px;</text:p>
      <text:p text:style-name="Standard">    padding: 0px 5px 0px 5px;</text:p>
      <text:p text:style-name="Standard">}</text:p>
      <text:p text:style-name="Standard"><text:line-break/><text:line-break/><text:line-break/></text:p>
      <text:p text:style-name="Standard">footer .credits2{</text:p>
      <text:p text:style-name="Standard">    display: flex;</text:p>
      <text:p text:style-name="Standard">    flex-direction: row;</text:p>
      <text:p text:style-name="Standard">    justify-content: left;</text:p>
      <text:p text:style-name="Standard">    flex-wrap: wrap;</text:p>
      <text:p text:style-name="Standard">    width: 100%;</text:p>
      <text:p text:style-name="Standard">    font-size: 12px;</text:p>
      <text:p text:style-name="Standard">    padding-left: 40px;     </text:p>
      <text:p text:style-name="Standard">    </text:p>
      <text:p text:style-name="Standard">    height: 15px;</text:p>
      <text:p text:style-name="Standard">    text-align: left;</text:p>
      <text:p text:style-name="Standard">    border-top: 1px solid #6a8582;</text:p>
      <text:p text:style-name="Standard">}</text:p>
      <text:p text:style-name="Standard">.credits2 :nth-child(){</text:p>
      <text:p text:style-name="Standard">    padding: 10px 10px 5px 10px;</text:p>
      <text:p text:style-name="Standard">}</text:p>
      <text:p text:style-name="Standard"/>
      <text:p text:style-name="Standard">.credits2 img{</text:p>
      <text:p text:style-name="Standard">    display: inline-block;</text:p>
      <text:p text:style-name="Standard">    height: 15px;</text:p>
      <text:p text:style-name="Standard">    padding: 7px 10px 5px 10px;</text:p>
      <text:p text:style-name="Standard">}</text:p>
      <text:p text:style-name="Standard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7:17:46.306000000</meta:creation-date>
    <meta:print-date>2022-05-04T17:23:14.668000000</meta:print-date>
    <dc:date>2022-05-04T17:25:53.621000000</dc:date>
    <meta:editing-duration>PT8M8S</meta:editing-duration>
    <meta:editing-cycles>1</meta:editing-cycles>
    <meta:document-statistic meta:table-count="0" meta:image-count="0" meta:object-count="0" meta:page-count="7" meta:paragraph-count="303" meta:word-count="877" meta:character-count="8950" meta:non-whitespace-character-count="6851"/>
    <meta:generator>LibreOffice/7.1.4.2$Windows_X86_64 LibreOffice_project/a529a4fab45b75fefc5b6226684193eb000654f6</meta:generator>
  </office:meta>
</office:document-meta>
</file>